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7000000804260EF698D6C57BE.png" manifest:media-type="image/png"/>
  <manifest:file-entry manifest:full-path="Pictures/100002010000022B00000027AC257F5D32475018.png" manifest:media-type="image/png"/>
  <manifest:file-entry manifest:full-path="Pictures/10000201000004D800000087FC9371E216A04E27.png" manifest:media-type="image/png"/>
  <manifest:file-entry manifest:full-path="Pictures/10000201000001EF000000382740C5CB38E911C7.png" manifest:media-type="image/png"/>
  <manifest:file-entry manifest:full-path="Pictures/10000201000004D300000082E7138DB40F205658.png" manifest:media-type="image/png"/>
  <manifest:file-entry manifest:full-path="Pictures/100002010000021700000027E50BE4AEF93EC717.png" manifest:media-type="image/png"/>
  <manifest:file-entry manifest:full-path="Pictures/100002010000073F0000008649C9FEBBCF131C00.png" manifest:media-type="image/png"/>
  <manifest:file-entry manifest:full-path="Pictures/10000201000001F10000002269976D37FF838D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18.20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13.15cm" svg:height="0.9cm" draw:z-index="0"><draw:image xlink:href="Pictures/10000201000001F10000002269976D37FF838DDA.png" xlink:type="simple" xlink:show="embed" xlink:actuate="onLoad" loext:mime-type="image/png"/></draw:frame><draw:frame draw:style-name="fr2" draw:name="Image2" text:anchor-type="char" svg:x="-1.951cm" svg:y="0.905cm" svg:width="20.95cm" svg:height="2.406cm" draw:z-index="1"><draw:image xlink:href="Pictures/100002010000073F0000008649C9FEBBCF131C00.png" xlink:type="simple" xlink:show="embed" xlink:actuate="onLoad" loext:mime-type="image/png"/></draw:frame><draw:frame draw:style-name="fr1" draw:name="Image3" text:anchor-type="char" svg:x="0.564cm" svg:y="4.796cm" svg:width="14.155cm" svg:height="1.032cm" draw:z-index="2"><draw:image xlink:href="Pictures/100002010000021700000027E50BE4AEF93EC717.png" xlink:type="simple" xlink:show="embed" xlink:actuate="onLoad" loext:mime-type="image/png"/></draw:frame><draw:frame draw:style-name="fr1" draw:name="Image4" text:anchor-type="char" svg:x="-2cm" svg:y="6.415cm" svg:width="20.999cm" svg:height="2.208cm" draw:z-index="3"><draw:image xlink:href="Pictures/10000201000004D300000082E7138DB40F205658.png" xlink:type="simple" xlink:show="embed" xlink:actuate="onLoad" loext:mime-type="image/png"/></draw:frame><draw:frame draw:style-name="fr1" draw:name="Image5" text:anchor-type="char" svg:x="0.762cm" svg:y="9.954cm" svg:width="13.097cm" svg:height="1.482cm" draw:z-index="4"><draw:image xlink:href="Pictures/10000201000001EF000000382740C5CB38E911C7.png" xlink:type="simple" xlink:show="embed" xlink:actuate="onLoad" loext:mime-type="image/png"/></draw:frame><draw:frame draw:style-name="fr1" draw:name="Image6" text:anchor-type="char" svg:x="-2cm" svg:y="12.236cm" svg:width="21.001cm" svg:height="2.284cm" draw:z-index="5"><draw:image xlink:href="Pictures/10000201000004D800000087FC9371E216A04E27.png" xlink:type="simple" xlink:show="embed" xlink:actuate="onLoad" loext:mime-type="image/png"/></draw:frame><draw:frame draw:style-name="fr1" draw:name="Image7" text:anchor-type="char" svg:x="0.663cm" svg:y="16.311cm" svg:width="14.684cm" svg:height="1.032cm" draw:z-index="6"><draw:image xlink:href="Pictures/100002010000022B00000027AC257F5D32475018.png" xlink:type="simple" xlink:show="embed" xlink:actuate="onLoad" loext:mime-type="image/png"/></draw:frame><draw:frame draw:style-name="fr1" draw:name="Image8" text:anchor-type="char" svg:x="-2.085cm" svg:y="18.025cm" svg:width="21.001cm" svg:height="2.168cm" draw:z-index="7"><draw:image xlink:href="Pictures/10000201000004D7000000804260EF698D6C57B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0:20:15.023185113</meta:creation-date>
    <dc:date>2021-10-16T10:25:56.991096925</dc:date>
    <meta:editing-duration>PT5M43S</meta:editing-duration>
    <meta:editing-cycles>1</meta:editing-cycles>
    <meta:document-statistic meta:table-count="0" meta:image-count="8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